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0eac" officeooo:paragraph-rsid="00150eac"/>
    </style:style>
    <style:style style:name="P2" style:family="paragraph" style:parent-style-name="Preformatted_20_Text">
      <style:text-properties style:font-name="Courier New" officeooo:rsid="00150eac" officeooo:paragraph-rsid="00150eac"/>
    </style:style>
    <style:style style:name="P3" style:family="paragraph" style:parent-style-name="Preformatted_20_Text">
      <style:text-properties style:font-name="Courier New" officeooo:rsid="00150eac" officeooo:paragraph-rsid="00169cd9" style:font-name-asian="Courier New" style:font-name-complex="Courier New"/>
    </style:style>
    <style:style style:name="P4" style:family="paragraph" style:parent-style-name="Preformatted_20_Text">
      <style:text-properties style:font-name="Courier New" officeooo:rsid="00169cd9" officeooo:paragraph-rsid="00169cd9" style:font-name-asian="Courier New" style:font-name-complex="Courier New"/>
    </style:style>
    <style:style style:name="P5" style:family="paragraph" style:parent-style-name="Preformatted_20_Text">
      <style:text-properties style:font-name="Courier New" officeooo:rsid="00169cd9" officeooo:paragraph-rsid="00169cd9"/>
    </style:style>
    <style:style style:name="P6" style:family="paragraph" style:parent-style-name="Standard">
      <style:text-properties style:font-name="Courier New" officeooo:rsid="00169cd9" officeooo:paragraph-rsid="00169cd9" style:font-name-asian="Courier New" style:font-name-complex="Courier New"/>
    </style:style>
    <style:style style:name="P7" style:family="paragraph" style:parent-style-name="Standard">
      <style:text-properties style:font-name="Courier New" officeooo:rsid="00175697" officeooo:paragraph-rsid="00175697" style:font-name-asian="Courier New" style:font-name-complex="Courier New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9" style:family="paragraph" style:parent-style-name="Preformatted_20_Text">
      <style:text-properties style:font-name="Courier New" officeooo:rsid="00150eac" officeooo:paragraph-rsid="00150eac" style:font-name-asian="Courier New" style:font-name-complex="Courier New"/>
    </style:style>
    <style:style style:name="P10" style:family="paragraph" style:parent-style-name="Standard">
      <style:text-properties fo:color="#000000" style:font-name="Courier New" fo:font-size="10pt" officeooo:rsid="00169cd9" officeooo:paragraph-rsid="00169cd9" style:font-name-asian="Courier New" style:font-size-asian="10pt" style:font-name-complex="Courier Ne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83ad1" officeooo:paragraph-rsid="00183ad1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b1712" officeooo:paragraph-rsid="001b1712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c560f" officeooo:paragraph-rsid="001c560f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b1712" officeooo:paragraph-rsid="001b1712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1c560f" officeooo:paragraph-rsid="001c560f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 fo:font-size="10pt" officeooo:rsid="00175697" style:font-size-asian="10pt"/>
    </style:style>
    <style:style style:name="T4" style:family="text">
      <style:text-properties fo:color="#000000" fo:font-size="10pt" officeooo:rsid="001b1712" style:font-size-asian="10pt"/>
    </style:style>
    <style:style style:name="T5" style:family="text">
      <style:text-properties fo:color="#000000" fo:font-size="10pt" officeooo:rsid="001c560f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██</text:span>███████████████████████████████████████<text:span text:style-name="T1">█</text:span></text:p>
      <text:p text:style-name="P2"><text:span text:style-name="T1">█S</text:span> ██ <text:s text:c="35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/>██████████████████ <text:s text:c="19"/><text:span text:style-name="T1">█</text:span></text:p>
      <text:p text:style-name="P2"><text:span text:style-name="T1">█</text:span> <text:s text:c="13"/>██ <text:s text:c="21"/><text:span text:style-name="T1">███</text:span></text:p>
      <text:p text:style-name="P2"><text:span text:style-name="T1">█</text:span> <text:s/>██ <text:s text:c="31"/><text:span text:style-name="T1">██</text:span> <text:s/><text:span text:style-name="T1">█</text:span></text:p>
      <text:p text:style-name="P2"><text:span text:style-name="T1">█</text:span> <text:s text:c="33"/><text:span text:style-name="T1">██</text:span> <text:s text:c="3"/><text:span text:style-name="T1">█</text:span></text:p>
      <text:p text:style-name="P2"><text:span text:style-name="T1">█</text:span> <text:s text:c="29"/><text:span text:style-name="T1">████</text:span> <text:s text:c="5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27"/>██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/>██ <text:s text:c="25"/>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13"/>██ <text:s text:c="22"/>G<text:span text:style-name="T1">█</text:span></text:p>
      <text:p text:style-name="P2"><text:span text:style-name="T1">█</text:span>█<text:span text:style-name="T1">█</text:span>█████████████████████████████████████<text:span text:style-name="T1">██</text:span></text:p>
      <text:p text:style-name="P2"/>
      <text:p text:style-name="P9"/>
      <text:p text:style-name="P5">PPP41 DesignResults/Openness</text:p>
      <text:p text:style-name="P5"/>
      <text:p text:style-name="P5">██████████████████████████████████████████ </text:p>
      <text:p text:style-name="P5">█S <text:s text:c="38"/>█ </text:p>
      <text:p text:style-name="P5">███████████████████████████████ <text:s text:c="9"/>█ </text:p>
      <text:p text:style-name="P5">█ <text:s text:c="39"/>█ </text:p>
      <text:p text:style-name="P5">█ <text:s/>████████████████ <text:s text:c="19"/>███ </text:p>
      <text:p text:style-name="P5">█ <text:s/>██████ <text:s text:c="29"/>███ </text:p>
      <text:p text:style-name="P5">█ <text:s text:c="39"/>█ </text:p>
      <text:p text:style-name="P5">█ <text:s text:c="39"/>█ </text:p>
      <text:p text:style-name="P5">█ <text:s text:c="39"/>█ </text:p>
      <text:p text:style-name="P5">█ <text:s text:c="39"/>█ </text:p>
      <text:p text:style-name="P5">█ <text:s text:c="39"/>█ </text:p>
      <text:p text:style-name="P5">█ <text:s text:c="35"/>██ <text:s/>█ </text:p>
      <text:p text:style-name="P5">█ <text:s text:c="39"/>█ </text:p>
      <text:p text:style-name="P5">█ <text:s text:c="39"/>█ </text:p>
      <text:p text:style-name="P5">█ <text:s text:c="39"/>█ </text:p>
      <text:p text:style-name="P5">█ <text:s text:c="39"/>█ </text:p>
      <text:p text:style-name="P5">█ <text:s text:c="13"/>██ <text:s text:c="23"/>█ </text:p>
      <text:p text:style-name="P5">█ <text:s text:c="39"/>█ </text:p>
      <text:p text:style-name="P5">█ <text:s text:c="9"/>██ <text:s text:c="27"/>█ </text:p>
      <text:p text:style-name="P5">█ <text:s text:c="39"/>█ </text:p>
      <text:p text:style-name="P5">█ <text:s text:c="38"/>G█ </text:p>
      <text:p text:style-name="P5">██████████████████████████████████████████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PP47 MagPenalty</text:p>
      <text:p text:style-name="P3"/>
      <text:p text:style-name="P4">██████████████████████████████████████████ </text:p>
      <text:p text:style-name="P4">█S <text:s text:c="38"/>█ </text:p>
      <text:p text:style-name="P4">█ <text:s text:c="39"/>█ </text:p>
      <text:p text:style-name="P4">█ <text:s text:c="39"/>█ </text:p>
      <text:p text:style-name="P4">█ <text:s text:c="39"/>█ </text:p>
      <text:p text:style-name="P4">█ <text:s text:c="5"/>████████████████████████████ <text:s text:c="5"/>█ </text:p>
      <text:p text:style-name="P4">█ <text:s text:c="17"/>██ <text:s text:c="19"/>█ </text:p>
      <text:p text:style-name="P4">█ <text:s text:c="9"/>██ <text:s text:c="27"/>█ </text:p>
      <text:p text:style-name="P4">█ <text:s text:c="11"/>██ <text:s text:c="25"/>█ </text:p>
      <text:p text:style-name="P4">█ <text:s text:c="13"/>██ <text:s text:c="23"/>█ </text:p>
      <text:p text:style-name="P4">█ <text:s text:c="15"/>██ <text:s text:c="21"/>█ </text:p>
      <text:p text:style-name="P4">█ <text:s text:c="17"/>██ <text:s text:c="19"/>█ </text:p>
      <text:p text:style-name="P4">█ <text:s text:c="11"/>██ <text:s text:c="5"/>██ <text:s text:c="17"/>█ </text:p>
      <text:p text:style-name="P4">█ <text:s text:c="13"/>██ <text:s text:c="5"/>██ <text:s text:c="15"/>█ </text:p>
      <text:p text:style-name="P4">█ <text:s text:c="9"/>██ <text:s text:c="3"/>██ <text:s text:c="5"/>██ <text:s text:c="9"/>██ <text:s/>█ </text:p>
      <text:p text:style-name="P4">█ <text:s/>██ <text:s text:c="3"/>██ <text:s text:c="7"/>██ <text:s text:c="5"/>██ <text:s text:c="7"/>██ <text:s/>█ </text:p>
      <text:p text:style-name="P4">█ <text:s/>██ <text:s/>██ <text:s text:c="11"/>██ <text:s text:c="5"/>██ <text:s text:c="5"/>██ <text:s/>█ </text:p>
      <text:p text:style-name="P4">█ <text:s/>████ <text:s text:c="15"/>██ <text:s text:c="5"/>██ <text:s text:c="3"/>██ <text:s/>█ </text:p>
      <text:p text:style-name="P4">█ <text:s/>██ <text:s text:c="19"/>██ <text:s text:c="9"/>██ <text:s/>█ </text:p>
      <text:p text:style-name="P4">███ <text:s text:c="23"/>██ <text:s text:c="7"/>██ <text:s/>█ </text:p>
      <text:p text:style-name="P4">█ <text:s text:c="35"/>██ G█ </text:p>
      <text:p text:style-name="P4">██████████████████████████████████████████</text:p>
      <text:p text:style-name="P4"/>
      <text:p text:style-name="P4">PPP13 StartGoalWeight</text:p>
      <text:p text:style-name="P4"/>
      <text:p text:style-name="P4">██████████████████████████████████████████ </text:p>
      <text:p text:style-name="P4">█S <text:s text:c="16"/>██ <text:s text:c="19"/>█ </text:p>
      <text:p text:style-name="P4">█ <text:s text:c="19"/>██ <text:s text:c="17"/>█ </text:p>
      <text:p text:style-name="P4">█ <text:s text:c="21"/>██ <text:s text:c="15"/>█ </text:p>
      <text:p text:style-name="P4">█ <text:s text:c="3"/>██ <text:s text:c="17"/>██ <text:s text:c="13"/>█ </text:p>
      <text:p text:style-name="P4">███ <text:s/>██ <text:s text:c="19"/>██ <text:s text:c="11"/>█ </text:p>
      <text:p text:style-name="P4">█ <text:s/>████ <text:s text:c="21"/>██ <text:s text:c="9"/>█ </text:p>
      <text:p text:style-name="P4">█ <text:s text:c="3"/>██ <text:s text:c="33"/>█ </text:p>
      <text:p text:style-name="P4">█ <text:s text:c="3"/>████ <text:s text:c="13"/>██ <text:s text:c="15"/>█ </text:p>
      <text:p text:style-name="P4">█ <text:s text:c="3"/>██ <text:s/>██ <text:s text:c="9"/>██ <text:s text:c="17"/>█ </text:p>
      <text:p text:style-name="P4">█ <text:s text:c="3"/>██ <text:s text:c="3"/>██ <text:s text:c="5"/>██ <text:s text:c="19"/>█ </text:p>
      <text:p text:style-name="P4">█ <text:s text:c="3"/>██ <text:s text:c="5"/>██ <text:s/>██ <text:s text:c="21"/>█ </text:p>
      <text:p text:style-name="P4">█ <text:s text:c="3"/>██ <text:s text:c="7"/>██ <text:s text:c="23"/>█ </text:p>
      <text:p text:style-name="P4">█ <text:s text:c="3"/>██ <text:s text:c="9"/>██ <text:s text:c="21"/>█ </text:p>
      <text:p text:style-name="P4">█ <text:s text:c="3"/>██ <text:s text:c="11"/>██ <text:s text:c="3"/>█████████████████ </text:p>
      <text:p text:style-name="P4">█ <text:s text:c="3"/>██ <text:s text:c="33"/>█ </text:p>
      <text:p text:style-name="P4">█ <text:s text:c="3"/>██ <text:s text:c="33"/>█ </text:p>
      <text:p text:style-name="P4">█ <text:s text:c="3"/>██ <text:s text:c="33"/>█ </text:p>
      <text:p text:style-name="P4">█ <text:s text:c="3"/>██ <text:s text:c="33"/>█ </text:p>
      <text:p text:style-name="P4">█ <text:s text:c="3"/>██ <text:s text:c="5"/>█████████████████████████████ </text:p>
      <text:p text:style-name="P4">█ <text:s text:c="38"/>G█ </text:p>
      <text:p text:style-name="P4">██████████████████████████████████████████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PPP59 goal vis</text:p>
      <text:p text:style-name="P6"/>
      <text:p text:style-name="P10">██████████████████████████████████████████</text:p>
      <text:p text:style-name="P8"><text:span text:style-name="T2">█</text:span><text:span text:style-name="T3">S </text:span><text:span text:style-name="T2"><text:s text:c="34"/>vvvv█</text:span></text:p>
      <text:p text:style-name="P11">█ <text:s text:c="35"/>vvvv█</text:p>
      <text:p text:style-name="P11">█ <text:s text:c="35"/>vvvv█</text:p>
      <text:p text:style-name="P11">█ <text:s text:c="35"/>vvvv█</text:p>
      <text:p text:style-name="P11">███ <text:s text:c="19"/>██ <text:s text:c="11"/>vvvv█</text:p>
      <text:p text:style-name="P11">█ <text:s text:c="23"/>██ <text:s text:c="9"/>vvvv█</text:p>
      <text:p text:style-name="P11">█ <text:s text:c="13"/>██████ <text:s text:c="3"/>████ <text:s text:c="8"/>vvv█</text:p>
      <text:p text:style-name="P11">█ <text:s text:c="27"/>██ <text:s text:c="6"/>vvv█</text:p>
      <text:p text:style-name="P11">█ <text:s text:c="29"/>██ <text:s text:c="4"/>vvv█</text:p>
      <text:p text:style-name="P11">█ <text:s text:c="31"/>██ <text:s text:c="2"/>vvv█</text:p>
      <text:p text:style-name="P11">█ <text:s text:c="33"/>██ vvv█</text:p>
      <text:p text:style-name="P11">█ <text:s text:c="34"/>v██vv█</text:p>
      <text:p text:style-name="P11">█ <text:s text:c="35"/>vvvv█</text:p>
      <text:p text:style-name="P11">█ <text:s text:c="3"/>████████████████████████████ <text:s text:c="3"/>vvvv█</text:p>
      <text:p text:style-name="P11">█ <text:s text:c="36"/>vvv█</text:p>
      <text:p text:style-name="P11">█ <text:s text:c="36"/>vvv█</text:p>
      <text:p text:style-name="P11">█ <text:s text:c="35"/>██vv█</text:p>
      <text:p text:style-name="P11">█ <text:s text:c="21"/>██ <text:s text:c="11"/>██vv█</text:p>
      <text:p text:style-name="P11">█ <text:s text:c="19"/>██ <text:s text:c="13"/>██vv█</text:p>
      <text:p text:style-name="P8"><text:span text:style-name="T2">█ <text:s text:c="35"/>██v</text:span><text:span text:style-name="T3">G</text:span><text:span text:style-name="T2">█</text:span></text:p>
      <text:p text:style-name="P11">██████████████████████████████████████████</text:p>
      <text:p text:style-name="P8"/>
      <text:p text:style-name="P12">PPP11 visMag</text:p>
      <text:p text:style-name="P8"/>
      <text:p text:style-name="P12">██████████████████████████████████████████ </text:p>
      <text:p text:style-name="P12">█S <text:s text:c="10"/>██ <text:s text:c="25"/>█ </text:p>
      <text:p text:style-name="P12">█ <text:s text:c="13"/>██ <text:s text:c="23"/>█ </text:p>
      <text:p text:style-name="P12">█ <text:s text:c="31"/>██ <text:s text:c="5"/>█ </text:p>
      <text:p text:style-name="P12">█ <text:s text:c="9"/>██ <text:s text:c="19"/>██ <text:s text:c="5"/>█ </text:p>
      <text:p text:style-name="P12">█ <text:s text:c="9"/>██ <text:s text:c="19"/>██ <text:s text:c="5"/>█ </text:p>
      <text:p text:style-name="P12">█████████ <text:s/>██ <text:s text:c="19"/>██ <text:s text:c="3"/>███ </text:p>
      <text:p text:style-name="P12">█ <text:s text:c="9"/>██ <text:s text:c="19"/>██ <text:s/>██ <text:s/>█ </text:p>
      <text:p text:style-name="P12">█ <text:s text:c="9"/>██ <text:s text:c="19"/>████ <text:s text:c="3"/>█ </text:p>
      <text:p text:style-name="P12">█ <text:s text:c="9"/>██ <text:s text:c="19"/>██ <text:s text:c="5"/>█ </text:p>
      <text:p text:style-name="P12">█ <text:s text:c="9"/>██ <text:s text:c="17"/>████ <text:s text:c="5"/>█ </text:p>
      <text:p text:style-name="P12">█ <text:s text:c="9"/>██ <text:s text:c="15"/>██ <text:s/>██ <text:s text:c="5"/>█ </text:p>
      <text:p text:style-name="P12">█ <text:s text:c="9"/>██ <text:s text:c="13"/>██ <text:s text:c="3"/>██ <text:s text:c="5"/>█ </text:p>
      <text:p text:style-name="P12">█ <text:s text:c="9"/>██ <text:s text:c="11"/>██ <text:s text:c="5"/>██ <text:s text:c="5"/>█ </text:p>
      <text:p text:style-name="P12">█ <text:s text:c="9"/>██ <text:s text:c="9"/>██ <text:s text:c="7"/>██ <text:s text:c="5"/>█ </text:p>
      <text:p text:style-name="P12">█ <text:s text:c="9"/>██ <text:s text:c="7"/>██ <text:s text:c="9"/>██ <text:s text:c="5"/>█ </text:p>
      <text:p text:style-name="P12">█ <text:s text:c="9"/>██ <text:s text:c="5"/>██ <text:s text:c="11"/>██ <text:s text:c="5"/>█ </text:p>
      <text:p text:style-name="P12">█ <text:s text:c="9"/>██ <text:s text:c="3"/>██ <text:s text:c="21"/>█ </text:p>
      <text:p text:style-name="P12">█ <text:s text:c="9"/>██ <text:s/>██ <text:s text:c="23"/>█ </text:p>
      <text:p text:style-name="P12">███ <text:s text:c="9"/>██ <text:s text:c="25"/>█ </text:p>
      <text:p text:style-name="P12">█ <text:s/>██ <text:s text:c="34"/>G█ </text:p>
      <text:p text:style-name="P12">██████████████████████████████████████████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PPP32 eval/wei</text:p>
      <text:p text:style-name="P13"/>
      <text:p text:style-name="P13">██████████████████████████████████████████</text:p>
      <text:p text:style-name="P8"><text:span text:style-name="T2">█</text:span><text:span text:style-name="T4">S </text:span><text:span text:style-name="T2"><text:s text:c="22"/>██ <text:s text:c="13"/>█</text:span></text:p>
      <text:p text:style-name="P8"><text:span text:style-name="T2">███ <text:s text:c="21"/>██ <text:s text:c="13"/>█</text:span></text:p>
      <text:p text:style-name="P8"><text:span text:style-name="T2">█ <text:s/>██ <text:s text:c="19"/>██ <text:s text:c="13"/>█</text:span></text:p>
      <text:p text:style-name="P8"><text:span text:style-name="T2">█████████ <text:s text:c="15"/>██ <text:s text:c="13"/>█</text:span></text:p>
      <text:p text:style-name="P8"><text:span text:style-name="T2">█ <text:s text:c="5"/>██ <text:s text:c="31"/>█</text:span></text:p>
      <text:p text:style-name="P8"><text:span text:style-name="T2">█ <text:s/>██ <text:s text:c="3"/>██ <text:s text:c="29"/>█</text:span></text:p>
      <text:p text:style-name="P8"><text:span text:style-name="T2">█ <text:s text:c="3"/>██ <text:s text:c="3"/>██ <text:s text:c="27"/>█</text:span></text:p>
      <text:p text:style-name="P8"><text:span text:style-name="T2">█ <text:s text:c="5"/>██ <text:s text:c="7"/>██ <text:s text:c="9"/>██ <text:s text:c="9"/>█</text:span></text:p>
      <text:p text:style-name="P8"><text:span text:style-name="T2">█ <text:s text:c="7"/>██ <text:s text:c="5"/>██ <text:s text:c="11"/>██ <text:s text:c="7"/>█</text:span></text:p>
      <text:p text:style-name="P8"><text:span text:style-name="T2">█ <text:s text:c="9"/>███████████████████████████████</text:span></text:p>
      <text:p text:style-name="P8"><text:span text:style-name="T2">█ <text:s text:c="11"/>██ <text:s/>██ <text:s text:c="15"/>██ <text:s text:c="3"/>█</text:span></text:p>
      <text:p text:style-name="P8"><text:span text:style-name="T2">█ <text:s text:c="13"/>████ <text:s text:c="21"/>█</text:span></text:p>
      <text:p text:style-name="P8"><text:span text:style-name="T2">█ <text:s text:c="15"/>██ <text:s text:c="21"/>█</text:span></text:p>
      <text:p text:style-name="P8"><text:span text:style-name="T2">█ <text:s text:c="17"/>██ <text:s text:c="19"/>█</text:span></text:p>
      <text:p text:style-name="P8"><text:span text:style-name="T2">█ <text:s text:c="39"/>█</text:span></text:p>
      <text:p text:style-name="P8"><text:span text:style-name="T2">█ <text:s text:c="39"/>█</text:span></text:p>
      <text:p text:style-name="P8"><text:span text:style-name="T2">█ <text:s text:c="39"/>█</text:span></text:p>
      <text:p text:style-name="P8"><text:span text:style-name="T2">█ <text:s text:c="15"/>██████████████ <text:s text:c="9"/>█</text:span></text:p>
      <text:p text:style-name="P8"><text:span text:style-name="T2">█ <text:s text:c="39"/>█</text:span></text:p>
      <text:p text:style-name="P8"><text:span text:style-name="T2">█ <text:s text:c="38"/></text:span><text:span text:style-name="T4">G</text:span><text:span text:style-name="T2">█</text:span></text:p>
      <text:p text:style-name="P8"><text:span text:style-name="T2">██████████████████████████████████████████</text:span></text:p>
      <text:p text:style-name="P13"/>
      <text:p text:style-name="P14">PPP46 eval/openH</text:p>
      <text:p text:style-name="P14"/>
      <text:p text:style-name="P14">██████████████████████████████████████████</text:p>
      <text:p text:style-name="P8"><text:span text:style-name="T2">█</text:span><text:span text:style-name="T5">S </text:span><text:span text:style-name="T2"><text:s text:c="6"/>██ <text:s text:c="9"/>██ <text:s text:c="17"/>█</text:span></text:p>
      <text:p text:style-name="P8"><text:span text:style-name="T2">█ <text:s text:c="9"/>██ <text:s text:c="9"/>██ <text:s text:c="15"/>█</text:span></text:p>
      <text:p text:style-name="P8"><text:span text:style-name="T2">█ <text:s text:c="11"/>██ <text:s text:c="9"/>██ <text:s text:c="13"/>█</text:span></text:p>
      <text:p text:style-name="P8"><text:span text:style-name="T2">█ <text:s text:c="13"/>██ <text:s text:c="9"/>██ <text:s text:c="11"/>█</text:span></text:p>
      <text:p text:style-name="P8"><text:span text:style-name="T2">█ <text:s text:c="3"/>██ <text:s text:c="21"/>██ <text:s text:c="9"/>█</text:span></text:p>
      <text:p text:style-name="P8"><text:span text:style-name="T2">█ <text:s text:c="3"/>██ <text:s text:c="3"/>██ <text:s text:c="17"/>██ <text:s text:c="7"/>█</text:span></text:p>
      <text:p text:style-name="P8"><text:span text:style-name="T2">█ <text:s text:c="11"/>██ <text:s text:c="17"/>██ <text:s text:c="5"/>█</text:span></text:p>
      <text:p text:style-name="P8"><text:span text:style-name="T2">█ <text:s text:c="13"/>██ <text:s text:c="17"/>██ <text:s text:c="3"/>█</text:span></text:p>
      <text:p text:style-name="P8"><text:span text:style-name="T2">█ <text:s/>████████████████████ <text:s text:c="13"/>██ <text:s/>█</text:span></text:p>
      <text:p text:style-name="P8"><text:span text:style-name="T2">█ <text:s text:c="17"/>██ <text:s text:c="19"/>█</text:span></text:p>
      <text:p text:style-name="P8"><text:span text:style-name="T2">█████████████████ <text:s text:c="3"/>██ <text:s text:c="17"/>█</text:span></text:p>
      <text:p text:style-name="P8"><text:span text:style-name="T2">█ <text:s text:c="21"/>██ <text:s text:c="15"/>█</text:span></text:p>
      <text:p text:style-name="P8"><text:span text:style-name="T2">█ <text:s text:c="39"/>█</text:span></text:p>
      <text:p text:style-name="P8"><text:span text:style-name="T2">█ <text:s text:c="39"/>█</text:span></text:p>
      <text:p text:style-name="P8"><text:span text:style-name="T2">█ <text:s text:c="39"/>█</text:span></text:p>
      <text:p text:style-name="P8"><text:span text:style-name="T2">█ <text:s text:c="39"/>█</text:span></text:p>
      <text:p text:style-name="P8"><text:span text:style-name="T2">█ <text:s text:c="39"/>█</text:span></text:p>
      <text:p text:style-name="P8"><text:span text:style-name="T2">█ <text:s text:c="39"/>█</text:span></text:p>
      <text:p text:style-name="P8"><text:span text:style-name="T2">█ <text:s text:c="15"/>██████████████ <text:s/>█████████</text:span></text:p>
      <text:p text:style-name="P8"><text:span text:style-name="T2">█ <text:s text:c="38"/></text:span><text:span text:style-name="T5">G</text:span><text:span text:style-name="T2">█</text:span></text:p>
      <text:p text:style-name="P8"><text:span text:style-name="T2">██████████████████████████████████████████</text:span></text:p>
      <text:p text:style-name="P14"/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17:17:46.277767316</dc:date>
    <dc:creator>SL Webb</dc:creator>
    <meta:generator>LibreOffice/4.2.8.2$Linux_X86_64 LibreOffice_project/420m0$Build-2</meta:generator>
    <meta:editing-duration>PT45M44S</meta:editing-duration>
    <meta:editing-cycles>4</meta:editing-cycles>
    <meta:document-statistic meta:table-count="0" meta:image-count="0" meta:object-count="0" meta:page-count="4" meta:paragraph-count="183" meta:word-count="537" meta:character-count="7597" meta:non-whitespace-character-count="1878"/>
  </office:meta>
</office:document-meta>
</file>